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Inconsolata, Courier, monospace"/>
    <style:font-face style:name="Microsoft YaHei" svg:font-family="'Microsoft YaHei', 'SF Pro Display', Roboto, Noto, Arial, 'PingFang SC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e87a" officeooo:paragraph-rsid="0009e8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STL容器——stack、queue、map常见用法</text:p>
      <text:p text:style-name="P1">2018年12月11日 10:56:39 weixin_39427900 阅读数 33更多</text:p>
      <text:p text:style-name="P1">分类专栏： 算法</text:p>
      <text:p text:style-name="P1">版权声明：本文为博主原创文章，遵循 CC 4.0 BY-SA 版权协议，转载请附上原文出处链接和本声明。</text:p>
      <text:p text:style-name="P1">本文链接：https://blog.csdn.net/weixin_39427900/article/details/84951117</text:p>
      <text:p text:style-name="P1">stack</text:p>
      <text:p text:style-name="P1">#include&lt;stack&gt;</text:p>
      <text:p text:style-name="P1">using namespace std;</text:p>
      <text:p text:style-name="P1">定义：</text:p>
      <text:p text:style-name="P1"/>
      <text:p text:style-name="P1">stack&lt;int&gt; st;</text:p>
      <text:p text:style-name="P1">stack常用函数：</text:p>
      <text:p text:style-name="P1"/>
      <text:p text:style-name="P1">st.push(i); <text:s text:c="7"/>//将元素i压入栈st</text:p>
      <text:p text:style-name="P1">st.top(); <text:s text:c="9"/>//取栈st栈顶元素</text:p>
      <text:p text:style-name="P1">st.pop(); <text:s text:c="9"/>//将栈st栈顶元素弹出</text:p>
      <text:p text:style-name="P1">st.empty(); <text:s text:c="7"/>//检验栈st是否为空</text:p>
      <text:p text:style-name="P1">st.size(); <text:s text:c="8"/>//返回栈st内元素个数</text:p>
      <text:p text:style-name="P1"><text:s/>stack用途：模拟递归。</text:p>
      <text:p text:style-name="P1"/>
      <text:p text:style-name="P1">queue</text:p>
      <text:p text:style-name="P1">#include&lt;queue&gt;</text:p>
      <text:p text:style-name="P1">using namespace std;</text:p>
      <text:p text:style-name="P1">定义</text:p>
      <text:p text:style-name="P1"/>
      <text:p text:style-name="P1">queue&lt;int&gt; q;</text:p>
      <text:p text:style-name="P1">queue常用函数：</text:p>
      <text:p text:style-name="P1"/>
      <text:p text:style-name="P1">q.push(i); <text:s text:c="7"/>//将x进入队列</text:p>
      <text:p text:style-name="P1">q.pop(); <text:s text:c="9"/>//令队首元素出对</text:p>
      <text:p text:style-name="P1">q.front(); <text:s text:c="7"/>//获得队首元素</text:p>
      <text:p text:style-name="P1">q.back(); <text:s text:c="8"/>//获得队尾元素</text:p>
      <text:p text:style-name="P1">q.empty(); <text:s text:c="7"/>//判断队空</text:p>
      <text:p text:style-name="P1">q.size(); <text:s text:c="8"/>//返回队列q内元素个数</text:p>
      <text:p text:style-name="P1">queue用途：广度优先搜索</text:p>
      <text:p text:style-name="P1"/>
      <text:p text:style-name="P1">map</text:p>
      <text:p text:style-name="P1">#include&lt;map&gt;</text:p>
      <text:p text:style-name="P1">using namespace std;</text:p>
      <text:p text:style-name="P1">定义</text:p>
      <text:p text:style-name="P1"/>
      <text:p text:style-name="P1">map&lt;int, int&gt; mp;</text:p>
      <text:p text:style-name="P1">map常用函数：</text:p>
      <text:p text:style-name="P1"/>
      <text:p text:style-name="P1">mp.find(key); <text:s text:c="7"/>//</text:p>
      <text:p text:style-name="P1">mp.erase(it); <text:s text:c="7"/>//删除单个元素，it为需要删除元素的迭代器</text:p>
      <text:p text:style-name="P1">mp.erase(key); <text:s text:c="6"/>//删除单个元素，key为欲删除的映射的键</text:p>
      <text:p text:style-name="P1">mp.erase(first, last); <text:s text:c="3"/></text:p>
      <text:p text:style-name="P1"><text:soft-page-break/><text:s text:c="4"/>//删除区间内元素，first为需要删除的区间的其实迭代器，last为需要删除区间末尾迭代器的下一个地址</text:p>
      <text:p text:style-name="P1">mp.size(); <text:s text:c="10"/>//获得map中映射的对数</text:p>
      <text:p text:style-name="P1">mp.clear(); <text:s text:c="9"/>//清空map中的所有元素</text:p>
      <text:p text:style-name="P1">map用途：建立键值关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Inconsolata, Courier, monospace"/>
    <style:font-face style:name="Microsoft YaHei" svg:font-family="'Microsoft YaHei', 'SF Pro Display', Roboto, Noto, Arial, 'PingFang SC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6:59:16.152322573</meta:creation-date>
    <dc:date>2019-09-03T17:01:06.553165407</dc:date>
    <meta:editing-duration>PT1M51S</meta:editing-duration>
    <meta:editing-cycles>1</meta:editing-cycles>
    <meta:document-statistic meta:table-count="0" meta:image-count="0" meta:object-count="0" meta:page-count="2" meta:paragraph-count="44" meta:word-count="368" meta:character-count="1001" meta:non-whitespace-character-count="831"/>
    <meta:generator>LibreOffice/5.1.6.2$Linux_X86_64 LibreOffice_project/10m0$Build-2</meta:generator>
  </office:meta>
</office:document-meta>
</file>